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git Mapping" table:style-name="ta1">
        <table:table-column table:style-name="co1" table:number-columns-repeated="10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Driver Mapping" table:style-name="ta1">
        <table:table-column table:style-name="co1" table:number-columns-repeated="24" table:default-cell-style-name="Default"/>
        <table:table-column table:style-name="co4" table:number-columns-repeated="1000" table:default-cell-style-name="Default"/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number-columns-repeated="16" office:value-type="float" office:value="2" calcext:value-type="float">
            <text:p>2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table:number-columns-repeated="16"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table:number-columns-repeated="16" office:value-type="float" office:value="5" calcext:value-type="float">
            <text:p>5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1000"/>
        </table:table-row>
      </table:table>
      <table:table table:name="Driver,Digit Mapping" table:style-name="ta1">
        <table:table-column table:style-name="co5" table:number-columns-repeated="10" table:default-cell-style-name="Default"/>
        <table:table-column table:style-name="co6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6" table:default-cell-style-name="Default"/>
        <table:table-row table:style-name="ro1">
          <table:table-cell table:formula="of:=COM.MICROSOFT.CONCAT(&quot;(&quot;;[$'Driver Mapping'.A1];&quot;,&quot;;[$'Digit Mapping'.A1];&quot;)&quot;)" office:value-type="string" office:string-value="(0,0)" calcext:value-type="string">
            <text:p>(0,0)</text:p>
          </table:table-cell>
          <table:table-cell table:formula="of:=COM.MICROSOFT.CONCAT(&quot;(&quot;;[$'Driver Mapping'.B1];&quot;,&quot;;[$'Digit Mapping'.B1];&quot;)&quot;)" office:value-type="string" office:string-value="(0,1)" calcext:value-type="string">
            <text:p>(0,1)</text:p>
          </table:table-cell>
          <table:table-cell table:formula="of:=COM.MICROSOFT.CONCAT(&quot;(&quot;;[$'Driver Mapping'.C1];&quot;,&quot;;[$'Digit Mapping'.C1];&quot;)&quot;)" office:value-type="string" office:string-value="(0,2)" calcext:value-type="string">
            <text:p>(0,2)</text:p>
          </table:table-cell>
          <table:table-cell table:formula="of:=COM.MICROSOFT.CONCAT(&quot;(&quot;;[$'Driver Mapping'.D1];&quot;,&quot;;[$'Digit Mapping'.D1];&quot;)&quot;)" office:value-type="string" office:string-value="(0,3)" calcext:value-type="string">
            <text:p>(0,3)</text:p>
          </table:table-cell>
          <table:table-cell table:formula="of:=COM.MICROSOFT.CONCAT(&quot;(&quot;;[$'Driver Mapping'.E1];&quot;,&quot;;[$'Digit Mapping'.E1];&quot;)&quot;)" office:value-type="string" office:string-value="(0,4)" calcext:value-type="string">
            <text:p>(0,4)</text:p>
          </table:table-cell>
          <table:table-cell table:formula="of:=COM.MICROSOFT.CONCAT(&quot;(&quot;;[$'Driver Mapping'.F1];&quot;,&quot;;[$'Digit Mapping'.F1];&quot;)&quot;)" office:value-type="string" office:string-value="(0,5)" calcext:value-type="string">
            <text:p>(0,5)</text:p>
          </table:table-cell>
          <table:table-cell table:formula="of:=COM.MICROSOFT.CONCAT(&quot;(&quot;;[$'Driver Mapping'.G1];&quot;,&quot;;[$'Digit Mapping'.G1];&quot;)&quot;)" office:value-type="string" office:string-value="(0,6)" calcext:value-type="string">
            <text:p>(0,6)</text:p>
          </table:table-cell>
          <table:table-cell table:formula="of:=COM.MICROSOFT.CONCAT(&quot;(&quot;;[$'Driver Mapping'.H1];&quot;,&quot;;[$'Digit Mapping'.H1];&quot;)&quot;)" office:value-type="string" office:string-value="(0,7)" calcext:value-type="string">
            <text:p>(0,7)</text:p>
          </table:table-cell>
          <table:table-cell table:formula="of:=COM.MICROSOFT.CONCAT(&quot;(&quot;;[$'Driver Mapping'.I1];&quot;,&quot;;[$'Digit Mapping'.I1];&quot;)&quot;)" office:value-type="string" office:string-value="(0,8)" calcext:value-type="string">
            <text:p>(0,8)</text:p>
          </table:table-cell>
          <table:table-cell table:formula="of:=COM.MICROSOFT.CONCAT(&quot;(&quot;;[$'Driver Mapping'.J1];&quot;,&quot;;[$'Digit Mapping'.J1];&quot;)&quot;)" office:value-type="string" office:string-value="(0,9)" calcext:value-type="string">
            <text:p>(0,9)</text:p>
          </table:table-cell>
          <table:table-cell table:formula="of:=COM.MICROSOFT.CONCAT(&quot;(&quot;;[$'Driver Mapping'.K1];&quot;,&quot;;[$'Digit Mapping'.K1];&quot;)&quot;)" office:value-type="string" office:string-value="(0,10)" calcext:value-type="string">
            <text:p>(0,10)</text:p>
          </table:table-cell>
          <table:table-cell table:formula="of:=COM.MICROSOFT.CONCAT(&quot;(&quot;;[$'Driver Mapping'.L1];&quot;,&quot;;[$'Digit Mapping'.L1];&quot;)&quot;)" office:value-type="string" office:string-value="(0,11)" calcext:value-type="string">
            <text:p>(0,11)</text:p>
          </table:table-cell>
          <table:table-cell table:formula="of:=COM.MICROSOFT.CONCAT(&quot;(&quot;;[$'Driver Mapping'.M1];&quot;,&quot;;[$'Digit Mapping'.M1];&quot;)&quot;)" office:value-type="string" office:string-value="(0,12)" calcext:value-type="string">
            <text:p>(0,12)</text:p>
          </table:table-cell>
          <table:table-cell table:formula="of:=COM.MICROSOFT.CONCAT(&quot;(&quot;;[$'Driver Mapping'.N1];&quot;,&quot;;[$'Digit Mapping'.N1];&quot;)&quot;)" office:value-type="string" office:string-value="(0,13)" calcext:value-type="string">
            <text:p>(0,13)</text:p>
          </table:table-cell>
          <table:table-cell table:formula="of:=COM.MICROSOFT.CONCAT(&quot;(&quot;;[$'Driver Mapping'.O1];&quot;,&quot;;[$'Digit Mapping'.O1];&quot;)&quot;)" office:value-type="string" office:string-value="(0,14)" calcext:value-type="string">
            <text:p>(0,14)</text:p>
          </table:table-cell>
          <table:table-cell table:formula="of:=COM.MICROSOFT.CONCAT(&quot;(&quot;;[$'Driver Mapping'.P1];&quot;,&quot;;[$'Digit Mapping'.P1];&quot;)&quot;)" office:value-type="string" office:string-value="(0,15)" calcext:value-type="string">
            <text:p>(0,15)</text:p>
          </table:table-cell>
          <table:table-cell table:formula="of:=COM.MICROSOFT.CONCAT(&quot;(&quot;;[$'Driver Mapping'.Q1];&quot;,&quot;;[$'Digit Mapping'.Q1];&quot;)&quot;)" office:value-type="string" office:string-value="(6,0)" calcext:value-type="string">
            <text:p>(6,0)</text:p>
          </table:table-cell>
          <table:table-cell table:formula="of:=COM.MICROSOFT.CONCAT(&quot;(&quot;;[$'Driver Mapping'.R1];&quot;,&quot;;[$'Digit Mapping'.R1];&quot;)&quot;)" office:value-type="string" office:string-value="(6,1)" calcext:value-type="string">
            <text:p>(6,1)</text:p>
          </table:table-cell>
          <table:table-cell table:formula="of:=COM.MICROSOFT.CONCAT(&quot;(&quot;;[$'Driver Mapping'.S1];&quot;,&quot;;[$'Digit Mapping'.S1];&quot;)&quot;)" office:value-type="string" office:string-value="(6,2)" calcext:value-type="string">
            <text:p>(6,2)</text:p>
          </table:table-cell>
          <table:table-cell table:formula="of:=COM.MICROSOFT.CONCAT(&quot;(&quot;;[$'Driver Mapping'.T1];&quot;,&quot;;[$'Digit Mapping'.T1];&quot;)&quot;)" office:value-type="string" office:string-value="(6,3)" calcext:value-type="string">
            <text:p>(6,3)</text:p>
          </table:table-cell>
          <table:table-cell table:formula="of:=COM.MICROSOFT.CONCAT(&quot;(&quot;;[$'Driver Mapping'.U1];&quot;,&quot;;[$'Digit Mapping'.U1];&quot;)&quot;)" office:value-type="string" office:string-value="(6,4)" calcext:value-type="string">
            <text:p>(6,4)</text:p>
          </table:table-cell>
          <table:table-cell table:formula="of:=COM.MICROSOFT.CONCAT(&quot;(&quot;;[$'Driver Mapping'.V1];&quot;,&quot;;[$'Digit Mapping'.V1];&quot;)&quot;)" office:value-type="string" office:string-value="(6,5)" calcext:value-type="string">
            <text:p>(6,5)</text:p>
          </table:table-cell>
          <table:table-cell table:formula="of:=COM.MICROSOFT.CONCAT(&quot;(&quot;;[$'Driver Mapping'.W1];&quot;,&quot;;[$'Digit Mapping'.W1];&quot;)&quot;)" office:value-type="string" office:string-value="(6,6)" calcext:value-type="string">
            <text:p>(6,6)</text:p>
          </table:table-cell>
          <table:table-cell table:formula="of:=COM.MICROSOFT.CONCAT(&quot;(&quot;;[$'Driver Mapping'.X1];&quot;,&quot;;[$'Digit Mapping'.X1];&quot;)&quot;)" office:value-type="string" office:string-value="(6,7)" calcext:value-type="string">
            <text:p>(6,7)</text:p>
          </table:table-cell>
        </table:table-row>
        <table:table-row table:style-name="ro1">
          <table:table-cell table:formula="of:=COM.MICROSOFT.CONCAT(&quot;(&quot;;[$'Driver Mapping'.A2];&quot;,&quot;;[$'Digit Mapping'.A2];&quot;)&quot;)" office:value-type="string" office:string-value="(1,0)" calcext:value-type="string">
            <text:p>(1,0)</text:p>
          </table:table-cell>
          <table:table-cell table:formula="of:=COM.MICROSOFT.CONCAT(&quot;(&quot;;[$'Driver Mapping'.B2];&quot;,&quot;;[$'Digit Mapping'.B2];&quot;)&quot;)" office:value-type="string" office:string-value="(1,1)" calcext:value-type="string">
            <text:p>(1,1)</text:p>
          </table:table-cell>
          <table:table-cell table:formula="of:=COM.MICROSOFT.CONCAT(&quot;(&quot;;[$'Driver Mapping'.C2];&quot;,&quot;;[$'Digit Mapping'.C2];&quot;)&quot;)" office:value-type="string" office:string-value="(1,2)" calcext:value-type="string">
            <text:p>(1,2)</text:p>
          </table:table-cell>
          <table:table-cell table:formula="of:=COM.MICROSOFT.CONCAT(&quot;(&quot;;[$'Driver Mapping'.D2];&quot;,&quot;;[$'Digit Mapping'.D2];&quot;)&quot;)" office:value-type="string" office:string-value="(1,3)" calcext:value-type="string">
            <text:p>(1,3)</text:p>
          </table:table-cell>
          <table:table-cell table:formula="of:=COM.MICROSOFT.CONCAT(&quot;(&quot;;[$'Driver Mapping'.E2];&quot;,&quot;;[$'Digit Mapping'.E2];&quot;)&quot;)" office:value-type="string" office:string-value="(1,4)" calcext:value-type="string">
            <text:p>(1,4)</text:p>
          </table:table-cell>
          <table:table-cell table:formula="of:=COM.MICROSOFT.CONCAT(&quot;(&quot;;[$'Driver Mapping'.F2];&quot;,&quot;;[$'Digit Mapping'.F2];&quot;)&quot;)" office:value-type="string" office:string-value="(1,5)" calcext:value-type="string">
            <text:p>(1,5)</text:p>
          </table:table-cell>
          <table:table-cell table:formula="of:=COM.MICROSOFT.CONCAT(&quot;(&quot;;[$'Driver Mapping'.G2];&quot;,&quot;;[$'Digit Mapping'.G2];&quot;)&quot;)" office:value-type="string" office:string-value="(1,6)" calcext:value-type="string">
            <text:p>(1,6)</text:p>
          </table:table-cell>
          <table:table-cell table:formula="of:=COM.MICROSOFT.CONCAT(&quot;(&quot;;[$'Driver Mapping'.H2];&quot;,&quot;;[$'Digit Mapping'.H2];&quot;)&quot;)" office:value-type="string" office:string-value="(1,7)" calcext:value-type="string">
            <text:p>(1,7)</text:p>
          </table:table-cell>
          <table:table-cell table:formula="of:=COM.MICROSOFT.CONCAT(&quot;(&quot;;[$'Driver Mapping'.I2];&quot;,&quot;;[$'Digit Mapping'.I2];&quot;)&quot;)" office:value-type="string" office:string-value="(1,8)" calcext:value-type="string">
            <text:p>(1,8)</text:p>
          </table:table-cell>
          <table:table-cell table:formula="of:=COM.MICROSOFT.CONCAT(&quot;(&quot;;[$'Driver Mapping'.J2];&quot;,&quot;;[$'Digit Mapping'.J2];&quot;)&quot;)" office:value-type="string" office:string-value="(1,9)" calcext:value-type="string">
            <text:p>(1,9)</text:p>
          </table:table-cell>
          <table:table-cell table:formula="of:=COM.MICROSOFT.CONCAT(&quot;(&quot;;[$'Driver Mapping'.K2];&quot;,&quot;;[$'Digit Mapping'.K2];&quot;)&quot;)" office:value-type="string" office:string-value="(1,10)" calcext:value-type="string">
            <text:p>(1,10)</text:p>
          </table:table-cell>
          <table:table-cell table:formula="of:=COM.MICROSOFT.CONCAT(&quot;(&quot;;[$'Driver Mapping'.L2];&quot;,&quot;;[$'Digit Mapping'.L2];&quot;)&quot;)" office:value-type="string" office:string-value="(1,11)" calcext:value-type="string">
            <text:p>(1,11)</text:p>
          </table:table-cell>
          <table:table-cell table:formula="of:=COM.MICROSOFT.CONCAT(&quot;(&quot;;[$'Driver Mapping'.M2];&quot;,&quot;;[$'Digit Mapping'.M2];&quot;)&quot;)" office:value-type="string" office:string-value="(1,12)" calcext:value-type="string">
            <text:p>(1,12)</text:p>
          </table:table-cell>
          <table:table-cell table:formula="of:=COM.MICROSOFT.CONCAT(&quot;(&quot;;[$'Driver Mapping'.N2];&quot;,&quot;;[$'Digit Mapping'.N2];&quot;)&quot;)" office:value-type="string" office:string-value="(1,13)" calcext:value-type="string">
            <text:p>(1,13)</text:p>
          </table:table-cell>
          <table:table-cell table:formula="of:=COM.MICROSOFT.CONCAT(&quot;(&quot;;[$'Driver Mapping'.O2];&quot;,&quot;;[$'Digit Mapping'.O2];&quot;)&quot;)" office:value-type="string" office:string-value="(1,14)" calcext:value-type="string">
            <text:p>(1,14)</text:p>
          </table:table-cell>
          <table:table-cell table:formula="of:=COM.MICROSOFT.CONCAT(&quot;(&quot;;[$'Driver Mapping'.P2];&quot;,&quot;;[$'Digit Mapping'.P2];&quot;)&quot;)" office:value-type="string" office:string-value="(1,15)" calcext:value-type="string">
            <text:p>(1,15)</text:p>
          </table:table-cell>
          <table:table-cell table:formula="of:=COM.MICROSOFT.CONCAT(&quot;(&quot;;[$'Driver Mapping'.Q2];&quot;,&quot;;[$'Digit Mapping'.Q2];&quot;)&quot;)" office:value-type="string" office:string-value="(6,8)" calcext:value-type="string">
            <text:p>(6,8)</text:p>
          </table:table-cell>
          <table:table-cell table:formula="of:=COM.MICROSOFT.CONCAT(&quot;(&quot;;[$'Driver Mapping'.R2];&quot;,&quot;;[$'Digit Mapping'.R2];&quot;)&quot;)" office:value-type="string" office:string-value="(6,9)" calcext:value-type="string">
            <text:p>(6,9)</text:p>
          </table:table-cell>
          <table:table-cell table:formula="of:=COM.MICROSOFT.CONCAT(&quot;(&quot;;[$'Driver Mapping'.S2];&quot;,&quot;;[$'Digit Mapping'.S2];&quot;)&quot;)" office:value-type="string" office:string-value="(6,10)" calcext:value-type="string">
            <text:p>(6,10)</text:p>
          </table:table-cell>
          <table:table-cell table:formula="of:=COM.MICROSOFT.CONCAT(&quot;(&quot;;[$'Driver Mapping'.T2];&quot;,&quot;;[$'Digit Mapping'.T2];&quot;)&quot;)" office:value-type="string" office:string-value="(6,11)" calcext:value-type="string">
            <text:p>(6,11)</text:p>
          </table:table-cell>
          <table:table-cell table:formula="of:=COM.MICROSOFT.CONCAT(&quot;(&quot;;[$'Driver Mapping'.U2];&quot;,&quot;;[$'Digit Mapping'.U2];&quot;)&quot;)" office:value-type="string" office:string-value="(6,12)" calcext:value-type="string">
            <text:p>(6,12)</text:p>
          </table:table-cell>
          <table:table-cell table:formula="of:=COM.MICROSOFT.CONCAT(&quot;(&quot;;[$'Driver Mapping'.V2];&quot;,&quot;;[$'Digit Mapping'.V2];&quot;)&quot;)" office:value-type="string" office:string-value="(6,13)" calcext:value-type="string">
            <text:p>(6,13)</text:p>
          </table:table-cell>
          <table:table-cell table:formula="of:=COM.MICROSOFT.CONCAT(&quot;(&quot;;[$'Driver Mapping'.W2];&quot;,&quot;;[$'Digit Mapping'.W2];&quot;)&quot;)" office:value-type="string" office:string-value="(6,14)" calcext:value-type="string">
            <text:p>(6,14)</text:p>
          </table:table-cell>
          <table:table-cell table:formula="of:=COM.MICROSOFT.CONCAT(&quot;(&quot;;[$'Driver Mapping'.X2];&quot;,&quot;;[$'Digit Mapping'.X2];&quot;)&quot;)" office:value-type="string" office:string-value="(6,15)" calcext:value-type="string">
            <text:p>(6,15)</text:p>
          </table:table-cell>
        </table:table-row>
        <table:table-row table:style-name="ro1">
          <table:table-cell table:formula="of:=COM.MICROSOFT.CONCAT(&quot;(&quot;;[$'Driver Mapping'.A3];&quot;,&quot;;[$'Digit Mapping'.A3];&quot;)&quot;)" office:value-type="string" office:string-value="(2,0)" calcext:value-type="string">
            <text:p>(2,0)</text:p>
          </table:table-cell>
          <table:table-cell table:formula="of:=COM.MICROSOFT.CONCAT(&quot;(&quot;;[$'Driver Mapping'.B3];&quot;,&quot;;[$'Digit Mapping'.B3];&quot;)&quot;)" office:value-type="string" office:string-value="(2,1)" calcext:value-type="string">
            <text:p>(2,1)</text:p>
          </table:table-cell>
          <table:table-cell table:formula="of:=COM.MICROSOFT.CONCAT(&quot;(&quot;;[$'Driver Mapping'.C3];&quot;,&quot;;[$'Digit Mapping'.C3];&quot;)&quot;)" office:value-type="string" office:string-value="(2,2)" calcext:value-type="string">
            <text:p>(2,2)</text:p>
          </table:table-cell>
          <table:table-cell table:formula="of:=COM.MICROSOFT.CONCAT(&quot;(&quot;;[$'Driver Mapping'.D3];&quot;,&quot;;[$'Digit Mapping'.D3];&quot;)&quot;)" office:value-type="string" office:string-value="(2,3)" calcext:value-type="string">
            <text:p>(2,3)</text:p>
          </table:table-cell>
          <table:table-cell table:formula="of:=COM.MICROSOFT.CONCAT(&quot;(&quot;;[$'Driver Mapping'.E3];&quot;,&quot;;[$'Digit Mapping'.E3];&quot;)&quot;)" office:value-type="string" office:string-value="(2,4)" calcext:value-type="string">
            <text:p>(2,4)</text:p>
          </table:table-cell>
          <table:table-cell table:formula="of:=COM.MICROSOFT.CONCAT(&quot;(&quot;;[$'Driver Mapping'.F3];&quot;,&quot;;[$'Digit Mapping'.F3];&quot;)&quot;)" office:value-type="string" office:string-value="(2,5)" calcext:value-type="string">
            <text:p>(2,5)</text:p>
          </table:table-cell>
          <table:table-cell table:formula="of:=COM.MICROSOFT.CONCAT(&quot;(&quot;;[$'Driver Mapping'.G3];&quot;,&quot;;[$'Digit Mapping'.G3];&quot;)&quot;)" office:value-type="string" office:string-value="(2,6)" calcext:value-type="string">
            <text:p>(2,6)</text:p>
          </table:table-cell>
          <table:table-cell table:formula="of:=COM.MICROSOFT.CONCAT(&quot;(&quot;;[$'Driver Mapping'.H3];&quot;,&quot;;[$'Digit Mapping'.H3];&quot;)&quot;)" office:value-type="string" office:string-value="(2,7)" calcext:value-type="string">
            <text:p>(2,7)</text:p>
          </table:table-cell>
          <table:table-cell table:formula="of:=COM.MICROSOFT.CONCAT(&quot;(&quot;;[$'Driver Mapping'.I3];&quot;,&quot;;[$'Digit Mapping'.I3];&quot;)&quot;)" office:value-type="string" office:string-value="(2,8)" calcext:value-type="string">
            <text:p>(2,8)</text:p>
          </table:table-cell>
          <table:table-cell table:formula="of:=COM.MICROSOFT.CONCAT(&quot;(&quot;;[$'Driver Mapping'.J3];&quot;,&quot;;[$'Digit Mapping'.J3];&quot;)&quot;)" office:value-type="string" office:string-value="(2,9)" calcext:value-type="string">
            <text:p>(2,9)</text:p>
          </table:table-cell>
          <table:table-cell table:formula="of:=COM.MICROSOFT.CONCAT(&quot;(&quot;;[$'Driver Mapping'.K3];&quot;,&quot;;[$'Digit Mapping'.K3];&quot;)&quot;)" office:value-type="string" office:string-value="(2,10)" calcext:value-type="string">
            <text:p>(2,10)</text:p>
          </table:table-cell>
          <table:table-cell table:formula="of:=COM.MICROSOFT.CONCAT(&quot;(&quot;;[$'Driver Mapping'.L3];&quot;,&quot;;[$'Digit Mapping'.L3];&quot;)&quot;)" office:value-type="string" office:string-value="(2,11)" calcext:value-type="string">
            <text:p>(2,11)</text:p>
          </table:table-cell>
          <table:table-cell table:formula="of:=COM.MICROSOFT.CONCAT(&quot;(&quot;;[$'Driver Mapping'.M3];&quot;,&quot;;[$'Digit Mapping'.M3];&quot;)&quot;)" office:value-type="string" office:string-value="(2,12)" calcext:value-type="string">
            <text:p>(2,12)</text:p>
          </table:table-cell>
          <table:table-cell table:formula="of:=COM.MICROSOFT.CONCAT(&quot;(&quot;;[$'Driver Mapping'.N3];&quot;,&quot;;[$'Digit Mapping'.N3];&quot;)&quot;)" office:value-type="string" office:string-value="(2,13)" calcext:value-type="string">
            <text:p>(2,13)</text:p>
          </table:table-cell>
          <table:table-cell table:formula="of:=COM.MICROSOFT.CONCAT(&quot;(&quot;;[$'Driver Mapping'.O3];&quot;,&quot;;[$'Digit Mapping'.O3];&quot;)&quot;)" office:value-type="string" office:string-value="(2,14)" calcext:value-type="string">
            <text:p>(2,14)</text:p>
          </table:table-cell>
          <table:table-cell table:formula="of:=COM.MICROSOFT.CONCAT(&quot;(&quot;;[$'Driver Mapping'.P3];&quot;,&quot;;[$'Digit Mapping'.P3];&quot;)&quot;)" office:value-type="string" office:string-value="(2,15)" calcext:value-type="string">
            <text:p>(2,15)</text:p>
          </table:table-cell>
          <table:table-cell table:formula="of:=COM.MICROSOFT.CONCAT(&quot;(&quot;;[$'Driver Mapping'.Q3];&quot;,&quot;;[$'Digit Mapping'.Q3];&quot;)&quot;)" office:value-type="string" office:string-value="(7,0)" calcext:value-type="string">
            <text:p>(7,0)</text:p>
          </table:table-cell>
          <table:table-cell table:formula="of:=COM.MICROSOFT.CONCAT(&quot;(&quot;;[$'Driver Mapping'.R3];&quot;,&quot;;[$'Digit Mapping'.R3];&quot;)&quot;)" office:value-type="string" office:string-value="(7,1)" calcext:value-type="string">
            <text:p>(7,1)</text:p>
          </table:table-cell>
          <table:table-cell table:formula="of:=COM.MICROSOFT.CONCAT(&quot;(&quot;;[$'Driver Mapping'.S3];&quot;,&quot;;[$'Digit Mapping'.S3];&quot;)&quot;)" office:value-type="string" office:string-value="(7,2)" calcext:value-type="string">
            <text:p>(7,2)</text:p>
          </table:table-cell>
          <table:table-cell table:formula="of:=COM.MICROSOFT.CONCAT(&quot;(&quot;;[$'Driver Mapping'.T3];&quot;,&quot;;[$'Digit Mapping'.T3];&quot;)&quot;)" office:value-type="string" office:string-value="(7,3)" calcext:value-type="string">
            <text:p>(7,3)</text:p>
          </table:table-cell>
          <table:table-cell table:formula="of:=COM.MICROSOFT.CONCAT(&quot;(&quot;;[$'Driver Mapping'.U3];&quot;,&quot;;[$'Digit Mapping'.U3];&quot;)&quot;)" office:value-type="string" office:string-value="(7,4)" calcext:value-type="string">
            <text:p>(7,4)</text:p>
          </table:table-cell>
          <table:table-cell table:formula="of:=COM.MICROSOFT.CONCAT(&quot;(&quot;;[$'Driver Mapping'.V3];&quot;,&quot;;[$'Digit Mapping'.V3];&quot;)&quot;)" office:value-type="string" office:string-value="(7,5)" calcext:value-type="string">
            <text:p>(7,5)</text:p>
          </table:table-cell>
          <table:table-cell table:formula="of:=COM.MICROSOFT.CONCAT(&quot;(&quot;;[$'Driver Mapping'.W3];&quot;,&quot;;[$'Digit Mapping'.W3];&quot;)&quot;)" office:value-type="string" office:string-value="(7,6)" calcext:value-type="string">
            <text:p>(7,6)</text:p>
          </table:table-cell>
          <table:table-cell table:formula="of:=COM.MICROSOFT.CONCAT(&quot;(&quot;;[$'Driver Mapping'.X3];&quot;,&quot;;[$'Digit Mapping'.X3];&quot;)&quot;)" office:value-type="string" office:string-value="(7,7)" calcext:value-type="string">
            <text:p>(7,7)</text:p>
          </table:table-cell>
        </table:table-row>
        <table:table-row table:style-name="ro1">
          <table:table-cell table:formula="of:=COM.MICROSOFT.CONCAT(&quot;(&quot;;[$'Driver Mapping'.A4];&quot;,&quot;;[$'Digit Mapping'.A4];&quot;)&quot;)" office:value-type="string" office:string-value="(3,0)" calcext:value-type="string">
            <text:p>(3,0)</text:p>
          </table:table-cell>
          <table:table-cell table:formula="of:=COM.MICROSOFT.CONCAT(&quot;(&quot;;[$'Driver Mapping'.B4];&quot;,&quot;;[$'Digit Mapping'.B4];&quot;)&quot;)" office:value-type="string" office:string-value="(3,1)" calcext:value-type="string">
            <text:p>(3,1)</text:p>
          </table:table-cell>
          <table:table-cell table:formula="of:=COM.MICROSOFT.CONCAT(&quot;(&quot;;[$'Driver Mapping'.C4];&quot;,&quot;;[$'Digit Mapping'.C4];&quot;)&quot;)" office:value-type="string" office:string-value="(3,2)" calcext:value-type="string">
            <text:p>(3,2)</text:p>
          </table:table-cell>
          <table:table-cell table:formula="of:=COM.MICROSOFT.CONCAT(&quot;(&quot;;[$'Driver Mapping'.D4];&quot;,&quot;;[$'Digit Mapping'.D4];&quot;)&quot;)" office:value-type="string" office:string-value="(3,3)" calcext:value-type="string">
            <text:p>(3,3)</text:p>
          </table:table-cell>
          <table:table-cell table:formula="of:=COM.MICROSOFT.CONCAT(&quot;(&quot;;[$'Driver Mapping'.E4];&quot;,&quot;;[$'Digit Mapping'.E4];&quot;)&quot;)" office:value-type="string" office:string-value="(3,4)" calcext:value-type="string">
            <text:p>(3,4)</text:p>
          </table:table-cell>
          <table:table-cell table:formula="of:=COM.MICROSOFT.CONCAT(&quot;(&quot;;[$'Driver Mapping'.F4];&quot;,&quot;;[$'Digit Mapping'.F4];&quot;)&quot;)" office:value-type="string" office:string-value="(3,5)" calcext:value-type="string">
            <text:p>(3,5)</text:p>
          </table:table-cell>
          <table:table-cell table:formula="of:=COM.MICROSOFT.CONCAT(&quot;(&quot;;[$'Driver Mapping'.G4];&quot;,&quot;;[$'Digit Mapping'.G4];&quot;)&quot;)" office:value-type="string" office:string-value="(3,6)" calcext:value-type="string">
            <text:p>(3,6)</text:p>
          </table:table-cell>
          <table:table-cell table:formula="of:=COM.MICROSOFT.CONCAT(&quot;(&quot;;[$'Driver Mapping'.H4];&quot;,&quot;;[$'Digit Mapping'.H4];&quot;)&quot;)" office:value-type="string" office:string-value="(3,7)" calcext:value-type="string">
            <text:p>(3,7)</text:p>
          </table:table-cell>
          <table:table-cell table:formula="of:=COM.MICROSOFT.CONCAT(&quot;(&quot;;[$'Driver Mapping'.I4];&quot;,&quot;;[$'Digit Mapping'.I4];&quot;)&quot;)" office:value-type="string" office:string-value="(3,8)" calcext:value-type="string">
            <text:p>(3,8)</text:p>
          </table:table-cell>
          <table:table-cell table:formula="of:=COM.MICROSOFT.CONCAT(&quot;(&quot;;[$'Driver Mapping'.J4];&quot;,&quot;;[$'Digit Mapping'.J4];&quot;)&quot;)" office:value-type="string" office:string-value="(3,9)" calcext:value-type="string">
            <text:p>(3,9)</text:p>
          </table:table-cell>
          <table:table-cell table:formula="of:=COM.MICROSOFT.CONCAT(&quot;(&quot;;[$'Driver Mapping'.K4];&quot;,&quot;;[$'Digit Mapping'.K4];&quot;)&quot;)" office:value-type="string" office:string-value="(3,10)" calcext:value-type="string">
            <text:p>(3,10)</text:p>
          </table:table-cell>
          <table:table-cell table:formula="of:=COM.MICROSOFT.CONCAT(&quot;(&quot;;[$'Driver Mapping'.L4];&quot;,&quot;;[$'Digit Mapping'.L4];&quot;)&quot;)" office:value-type="string" office:string-value="(3,11)" calcext:value-type="string">
            <text:p>(3,11)</text:p>
          </table:table-cell>
          <table:table-cell table:formula="of:=COM.MICROSOFT.CONCAT(&quot;(&quot;;[$'Driver Mapping'.M4];&quot;,&quot;;[$'Digit Mapping'.M4];&quot;)&quot;)" office:value-type="string" office:string-value="(3,12)" calcext:value-type="string">
            <text:p>(3,12)</text:p>
          </table:table-cell>
          <table:table-cell table:formula="of:=COM.MICROSOFT.CONCAT(&quot;(&quot;;[$'Driver Mapping'.N4];&quot;,&quot;;[$'Digit Mapping'.N4];&quot;)&quot;)" office:value-type="string" office:string-value="(3,13)" calcext:value-type="string">
            <text:p>(3,13)</text:p>
          </table:table-cell>
          <table:table-cell table:formula="of:=COM.MICROSOFT.CONCAT(&quot;(&quot;;[$'Driver Mapping'.O4];&quot;,&quot;;[$'Digit Mapping'.O4];&quot;)&quot;)" office:value-type="string" office:string-value="(3,14)" calcext:value-type="string">
            <text:p>(3,14)</text:p>
          </table:table-cell>
          <table:table-cell table:formula="of:=COM.MICROSOFT.CONCAT(&quot;(&quot;;[$'Driver Mapping'.P4];&quot;,&quot;;[$'Digit Mapping'.P4];&quot;)&quot;)" office:value-type="string" office:string-value="(3,15)" calcext:value-type="string">
            <text:p>(3,15)</text:p>
          </table:table-cell>
          <table:table-cell table:formula="of:=COM.MICROSOFT.CONCAT(&quot;(&quot;;[$'Driver Mapping'.Q4];&quot;,&quot;;[$'Digit Mapping'.Q4];&quot;)&quot;)" office:value-type="string" office:string-value="(7,8)" calcext:value-type="string">
            <text:p>(7,8)</text:p>
          </table:table-cell>
          <table:table-cell table:formula="of:=COM.MICROSOFT.CONCAT(&quot;(&quot;;[$'Driver Mapping'.R4];&quot;,&quot;;[$'Digit Mapping'.R4];&quot;)&quot;)" office:value-type="string" office:string-value="(7,9)" calcext:value-type="string">
            <text:p>(7,9)</text:p>
          </table:table-cell>
          <table:table-cell table:formula="of:=COM.MICROSOFT.CONCAT(&quot;(&quot;;[$'Driver Mapping'.S4];&quot;,&quot;;[$'Digit Mapping'.S4];&quot;)&quot;)" office:value-type="string" office:string-value="(7,10)" calcext:value-type="string">
            <text:p>(7,10)</text:p>
          </table:table-cell>
          <table:table-cell table:formula="of:=COM.MICROSOFT.CONCAT(&quot;(&quot;;[$'Driver Mapping'.T4];&quot;,&quot;;[$'Digit Mapping'.T4];&quot;)&quot;)" office:value-type="string" office:string-value="(7,11)" calcext:value-type="string">
            <text:p>(7,11)</text:p>
          </table:table-cell>
          <table:table-cell table:formula="of:=COM.MICROSOFT.CONCAT(&quot;(&quot;;[$'Driver Mapping'.U4];&quot;,&quot;;[$'Digit Mapping'.U4];&quot;)&quot;)" office:value-type="string" office:string-value="(7,12)" calcext:value-type="string">
            <text:p>(7,12)</text:p>
          </table:table-cell>
          <table:table-cell table:formula="of:=COM.MICROSOFT.CONCAT(&quot;(&quot;;[$'Driver Mapping'.V4];&quot;,&quot;;[$'Digit Mapping'.V4];&quot;)&quot;)" office:value-type="string" office:string-value="(7,13)" calcext:value-type="string">
            <text:p>(7,13)</text:p>
          </table:table-cell>
          <table:table-cell table:formula="of:=COM.MICROSOFT.CONCAT(&quot;(&quot;;[$'Driver Mapping'.W4];&quot;,&quot;;[$'Digit Mapping'.W4];&quot;)&quot;)" office:value-type="string" office:string-value="(7,14)" calcext:value-type="string">
            <text:p>(7,14)</text:p>
          </table:table-cell>
          <table:table-cell table:formula="of:=COM.MICROSOFT.CONCAT(&quot;(&quot;;[$'Driver Mapping'.X4];&quot;,&quot;;[$'Digit Mapping'.X4];&quot;)&quot;)" office:value-type="string" office:string-value="(7,15)" calcext:value-type="string">
            <text:p>(7,15)</text:p>
          </table:table-cell>
        </table:table-row>
        <table:table-row table:style-name="ro1">
          <table:table-cell table:formula="of:=COM.MICROSOFT.CONCAT(&quot;(&quot;;[$'Driver Mapping'.A5];&quot;,&quot;;[$'Digit Mapping'.A5];&quot;)&quot;)" office:value-type="string" office:string-value="(4,0)" calcext:value-type="string">
            <text:p>(4,0)</text:p>
          </table:table-cell>
          <table:table-cell table:formula="of:=COM.MICROSOFT.CONCAT(&quot;(&quot;;[$'Driver Mapping'.B5];&quot;,&quot;;[$'Digit Mapping'.B5];&quot;)&quot;)" office:value-type="string" office:string-value="(4,1)" calcext:value-type="string">
            <text:p>(4,1)</text:p>
          </table:table-cell>
          <table:table-cell table:formula="of:=COM.MICROSOFT.CONCAT(&quot;(&quot;;[$'Driver Mapping'.C5];&quot;,&quot;;[$'Digit Mapping'.C5];&quot;)&quot;)" office:value-type="string" office:string-value="(4,2)" calcext:value-type="string">
            <text:p>(4,2)</text:p>
          </table:table-cell>
          <table:table-cell table:formula="of:=COM.MICROSOFT.CONCAT(&quot;(&quot;;[$'Driver Mapping'.D5];&quot;,&quot;;[$'Digit Mapping'.D5];&quot;)&quot;)" office:value-type="string" office:string-value="(4,3)" calcext:value-type="string">
            <text:p>(4,3)</text:p>
          </table:table-cell>
          <table:table-cell table:formula="of:=COM.MICROSOFT.CONCAT(&quot;(&quot;;[$'Driver Mapping'.E5];&quot;,&quot;;[$'Digit Mapping'.E5];&quot;)&quot;)" office:value-type="string" office:string-value="(4,4)" calcext:value-type="string">
            <text:p>(4,4)</text:p>
          </table:table-cell>
          <table:table-cell table:formula="of:=COM.MICROSOFT.CONCAT(&quot;(&quot;;[$'Driver Mapping'.F5];&quot;,&quot;;[$'Digit Mapping'.F5];&quot;)&quot;)" office:value-type="string" office:string-value="(4,5)" calcext:value-type="string">
            <text:p>(4,5)</text:p>
          </table:table-cell>
          <table:table-cell table:formula="of:=COM.MICROSOFT.CONCAT(&quot;(&quot;;[$'Driver Mapping'.G5];&quot;,&quot;;[$'Digit Mapping'.G5];&quot;)&quot;)" office:value-type="string" office:string-value="(4,6)" calcext:value-type="string">
            <text:p>(4,6)</text:p>
          </table:table-cell>
          <table:table-cell table:formula="of:=COM.MICROSOFT.CONCAT(&quot;(&quot;;[$'Driver Mapping'.H5];&quot;,&quot;;[$'Digit Mapping'.H5];&quot;)&quot;)" office:value-type="string" office:string-value="(4,7)" calcext:value-type="string">
            <text:p>(4,7)</text:p>
          </table:table-cell>
          <table:table-cell table:formula="of:=COM.MICROSOFT.CONCAT(&quot;(&quot;;[$'Driver Mapping'.I5];&quot;,&quot;;[$'Digit Mapping'.I5];&quot;)&quot;)" office:value-type="string" office:string-value="(4,8)" calcext:value-type="string">
            <text:p>(4,8)</text:p>
          </table:table-cell>
          <table:table-cell table:formula="of:=COM.MICROSOFT.CONCAT(&quot;(&quot;;[$'Driver Mapping'.J5];&quot;,&quot;;[$'Digit Mapping'.J5];&quot;)&quot;)" office:value-type="string" office:string-value="(4,9)" calcext:value-type="string">
            <text:p>(4,9)</text:p>
          </table:table-cell>
          <table:table-cell table:formula="of:=COM.MICROSOFT.CONCAT(&quot;(&quot;;[$'Driver Mapping'.K5];&quot;,&quot;;[$'Digit Mapping'.K5];&quot;)&quot;)" office:value-type="string" office:string-value="(4,10)" calcext:value-type="string">
            <text:p>(4,10)</text:p>
          </table:table-cell>
          <table:table-cell table:formula="of:=COM.MICROSOFT.CONCAT(&quot;(&quot;;[$'Driver Mapping'.L5];&quot;,&quot;;[$'Digit Mapping'.L5];&quot;)&quot;)" office:value-type="string" office:string-value="(4,11)" calcext:value-type="string">
            <text:p>(4,11)</text:p>
          </table:table-cell>
          <table:table-cell table:formula="of:=COM.MICROSOFT.CONCAT(&quot;(&quot;;[$'Driver Mapping'.M5];&quot;,&quot;;[$'Digit Mapping'.M5];&quot;)&quot;)" office:value-type="string" office:string-value="(4,12)" calcext:value-type="string">
            <text:p>(4,12)</text:p>
          </table:table-cell>
          <table:table-cell table:formula="of:=COM.MICROSOFT.CONCAT(&quot;(&quot;;[$'Driver Mapping'.N5];&quot;,&quot;;[$'Digit Mapping'.N5];&quot;)&quot;)" office:value-type="string" office:string-value="(4,13)" calcext:value-type="string">
            <text:p>(4,13)</text:p>
          </table:table-cell>
          <table:table-cell table:formula="of:=COM.MICROSOFT.CONCAT(&quot;(&quot;;[$'Driver Mapping'.O5];&quot;,&quot;;[$'Digit Mapping'.O5];&quot;)&quot;)" office:value-type="string" office:string-value="(4,14)" calcext:value-type="string">
            <text:p>(4,14)</text:p>
          </table:table-cell>
          <table:table-cell table:formula="of:=COM.MICROSOFT.CONCAT(&quot;(&quot;;[$'Driver Mapping'.P5];&quot;,&quot;;[$'Digit Mapping'.P5];&quot;)&quot;)" office:value-type="string" office:string-value="(4,15)" calcext:value-type="string">
            <text:p>(4,15)</text:p>
          </table:table-cell>
          <table:table-cell table:formula="of:=COM.MICROSOFT.CONCAT(&quot;(&quot;;[$'Driver Mapping'.Q5];&quot;,&quot;;[$'Digit Mapping'.Q5];&quot;)&quot;)" office:value-type="string" office:string-value="(8,0)" calcext:value-type="string">
            <text:p>(8,0)</text:p>
          </table:table-cell>
          <table:table-cell table:formula="of:=COM.MICROSOFT.CONCAT(&quot;(&quot;;[$'Driver Mapping'.R5];&quot;,&quot;;[$'Digit Mapping'.R5];&quot;)&quot;)" office:value-type="string" office:string-value="(8,1)" calcext:value-type="string">
            <text:p>(8,1)</text:p>
          </table:table-cell>
          <table:table-cell table:formula="of:=COM.MICROSOFT.CONCAT(&quot;(&quot;;[$'Driver Mapping'.S5];&quot;,&quot;;[$'Digit Mapping'.S5];&quot;)&quot;)" office:value-type="string" office:string-value="(8,2)" calcext:value-type="string">
            <text:p>(8,2)</text:p>
          </table:table-cell>
          <table:table-cell table:formula="of:=COM.MICROSOFT.CONCAT(&quot;(&quot;;[$'Driver Mapping'.T5];&quot;,&quot;;[$'Digit Mapping'.T5];&quot;)&quot;)" office:value-type="string" office:string-value="(8,3)" calcext:value-type="string">
            <text:p>(8,3)</text:p>
          </table:table-cell>
          <table:table-cell table:formula="of:=COM.MICROSOFT.CONCAT(&quot;(&quot;;[$'Driver Mapping'.U5];&quot;,&quot;;[$'Digit Mapping'.U5];&quot;)&quot;)" office:value-type="string" office:string-value="(8,4)" calcext:value-type="string">
            <text:p>(8,4)</text:p>
          </table:table-cell>
          <table:table-cell table:formula="of:=COM.MICROSOFT.CONCAT(&quot;(&quot;;[$'Driver Mapping'.V5];&quot;,&quot;;[$'Digit Mapping'.V5];&quot;)&quot;)" office:value-type="string" office:string-value="(8,5)" calcext:value-type="string">
            <text:p>(8,5)</text:p>
          </table:table-cell>
          <table:table-cell table:formula="of:=COM.MICROSOFT.CONCAT(&quot;(&quot;;[$'Driver Mapping'.W5];&quot;,&quot;;[$'Digit Mapping'.W5];&quot;)&quot;)" office:value-type="string" office:string-value="(8,6)" calcext:value-type="string">
            <text:p>(8,6)</text:p>
          </table:table-cell>
          <table:table-cell table:formula="of:=COM.MICROSOFT.CONCAT(&quot;(&quot;;[$'Driver Mapping'.X5];&quot;,&quot;;[$'Digit Mapping'.X5];&quot;)&quot;)" office:value-type="string" office:string-value="(8,7)" calcext:value-type="string">
            <text:p>(8,7)</text:p>
          </table:table-cell>
        </table:table-row>
        <table:table-row table:style-name="ro1">
          <table:table-cell table:formula="of:=COM.MICROSOFT.CONCAT(&quot;(&quot;;[$'Driver Mapping'.A6];&quot;,&quot;;[$'Digit Mapping'.A6];&quot;)&quot;)" office:value-type="string" office:string-value="(5,0)" calcext:value-type="string">
            <text:p>(5,0)</text:p>
          </table:table-cell>
          <table:table-cell table:formula="of:=COM.MICROSOFT.CONCAT(&quot;(&quot;;[$'Driver Mapping'.B6];&quot;,&quot;;[$'Digit Mapping'.B6];&quot;)&quot;)" office:value-type="string" office:string-value="(5,1)" calcext:value-type="string">
            <text:p>(5,1)</text:p>
          </table:table-cell>
          <table:table-cell table:formula="of:=COM.MICROSOFT.CONCAT(&quot;(&quot;;[$'Driver Mapping'.C6];&quot;,&quot;;[$'Digit Mapping'.C6];&quot;)&quot;)" office:value-type="string" office:string-value="(5,2)" calcext:value-type="string">
            <text:p>(5,2)</text:p>
          </table:table-cell>
          <table:table-cell table:formula="of:=COM.MICROSOFT.CONCAT(&quot;(&quot;;[$'Driver Mapping'.D6];&quot;,&quot;;[$'Digit Mapping'.D6];&quot;)&quot;)" office:value-type="string" office:string-value="(5,3)" calcext:value-type="string">
            <text:p>(5,3)</text:p>
          </table:table-cell>
          <table:table-cell table:formula="of:=COM.MICROSOFT.CONCAT(&quot;(&quot;;[$'Driver Mapping'.E6];&quot;,&quot;;[$'Digit Mapping'.E6];&quot;)&quot;)" office:value-type="string" office:string-value="(5,4)" calcext:value-type="string">
            <text:p>(5,4)</text:p>
          </table:table-cell>
          <table:table-cell table:formula="of:=COM.MICROSOFT.CONCAT(&quot;(&quot;;[$'Driver Mapping'.F6];&quot;,&quot;;[$'Digit Mapping'.F6];&quot;)&quot;)" office:value-type="string" office:string-value="(5,5)" calcext:value-type="string">
            <text:p>(5,5)</text:p>
          </table:table-cell>
          <table:table-cell table:formula="of:=COM.MICROSOFT.CONCAT(&quot;(&quot;;[$'Driver Mapping'.G6];&quot;,&quot;;[$'Digit Mapping'.G6];&quot;)&quot;)" office:value-type="string" office:string-value="(5,6)" calcext:value-type="string">
            <text:p>(5,6)</text:p>
          </table:table-cell>
          <table:table-cell table:formula="of:=COM.MICROSOFT.CONCAT(&quot;(&quot;;[$'Driver Mapping'.H6];&quot;,&quot;;[$'Digit Mapping'.H6];&quot;)&quot;)" office:value-type="string" office:string-value="(5,7)" calcext:value-type="string">
            <text:p>(5,7)</text:p>
          </table:table-cell>
          <table:table-cell table:formula="of:=COM.MICROSOFT.CONCAT(&quot;(&quot;;[$'Driver Mapping'.I6];&quot;,&quot;;[$'Digit Mapping'.I6];&quot;)&quot;)" office:value-type="string" office:string-value="(5,8)" calcext:value-type="string">
            <text:p>(5,8)</text:p>
          </table:table-cell>
          <table:table-cell table:formula="of:=COM.MICROSOFT.CONCAT(&quot;(&quot;;[$'Driver Mapping'.J6];&quot;,&quot;;[$'Digit Mapping'.J6];&quot;)&quot;)" office:value-type="string" office:string-value="(5,9)" calcext:value-type="string">
            <text:p>(5,9)</text:p>
          </table:table-cell>
          <table:table-cell table:formula="of:=COM.MICROSOFT.CONCAT(&quot;(&quot;;[$'Driver Mapping'.K6];&quot;,&quot;;[$'Digit Mapping'.K6];&quot;)&quot;)" office:value-type="string" office:string-value="(5,10)" calcext:value-type="string">
            <text:p>(5,10)</text:p>
          </table:table-cell>
          <table:table-cell table:formula="of:=COM.MICROSOFT.CONCAT(&quot;(&quot;;[$'Driver Mapping'.L6];&quot;,&quot;;[$'Digit Mapping'.L6];&quot;)&quot;)" office:value-type="string" office:string-value="(5,11)" calcext:value-type="string">
            <text:p>(5,11)</text:p>
          </table:table-cell>
          <table:table-cell table:formula="of:=COM.MICROSOFT.CONCAT(&quot;(&quot;;[$'Driver Mapping'.M6];&quot;,&quot;;[$'Digit Mapping'.M6];&quot;)&quot;)" office:value-type="string" office:string-value="(5,12)" calcext:value-type="string">
            <text:p>(5,12)</text:p>
          </table:table-cell>
          <table:table-cell table:formula="of:=COM.MICROSOFT.CONCAT(&quot;(&quot;;[$'Driver Mapping'.N6];&quot;,&quot;;[$'Digit Mapping'.N6];&quot;)&quot;)" office:value-type="string" office:string-value="(5,13)" calcext:value-type="string">
            <text:p>(5,13)</text:p>
          </table:table-cell>
          <table:table-cell table:formula="of:=COM.MICROSOFT.CONCAT(&quot;(&quot;;[$'Driver Mapping'.O6];&quot;,&quot;;[$'Digit Mapping'.O6];&quot;)&quot;)" office:value-type="string" office:string-value="(5,14)" calcext:value-type="string">
            <text:p>(5,14)</text:p>
          </table:table-cell>
          <table:table-cell table:formula="of:=COM.MICROSOFT.CONCAT(&quot;(&quot;;[$'Driver Mapping'.P6];&quot;,&quot;;[$'Digit Mapping'.P6];&quot;)&quot;)" office:value-type="string" office:string-value="(5,15)" calcext:value-type="string">
            <text:p>(5,15)</text:p>
          </table:table-cell>
          <table:table-cell table:formula="of:=COM.MICROSOFT.CONCAT(&quot;(&quot;;[$'Driver Mapping'.Q6];&quot;,&quot;;[$'Digit Mapping'.Q6];&quot;)&quot;)" office:value-type="string" office:string-value="(8,8)" calcext:value-type="string">
            <text:p>(8,8)</text:p>
          </table:table-cell>
          <table:table-cell table:formula="of:=COM.MICROSOFT.CONCAT(&quot;(&quot;;[$'Driver Mapping'.R6];&quot;,&quot;;[$'Digit Mapping'.R6];&quot;)&quot;)" office:value-type="string" office:string-value="(8,9)" calcext:value-type="string">
            <text:p>(8,9)</text:p>
          </table:table-cell>
          <table:table-cell table:formula="of:=COM.MICROSOFT.CONCAT(&quot;(&quot;;[$'Driver Mapping'.S6];&quot;,&quot;;[$'Digit Mapping'.S6];&quot;)&quot;)" office:value-type="string" office:string-value="(8,10)" calcext:value-type="string">
            <text:p>(8,10)</text:p>
          </table:table-cell>
          <table:table-cell table:formula="of:=COM.MICROSOFT.CONCAT(&quot;(&quot;;[$'Driver Mapping'.T6];&quot;,&quot;;[$'Digit Mapping'.T6];&quot;)&quot;)" office:value-type="string" office:string-value="(8,11)" calcext:value-type="string">
            <text:p>(8,11)</text:p>
          </table:table-cell>
          <table:table-cell table:formula="of:=COM.MICROSOFT.CONCAT(&quot;(&quot;;[$'Driver Mapping'.U6];&quot;,&quot;;[$'Digit Mapping'.U6];&quot;)&quot;)" office:value-type="string" office:string-value="(8,12)" calcext:value-type="string">
            <text:p>(8,12)</text:p>
          </table:table-cell>
          <table:table-cell table:formula="of:=COM.MICROSOFT.CONCAT(&quot;(&quot;;[$'Driver Mapping'.V6];&quot;,&quot;;[$'Digit Mapping'.V6];&quot;)&quot;)" office:value-type="string" office:string-value="(8,13)" calcext:value-type="string">
            <text:p>(8,13)</text:p>
          </table:table-cell>
          <table:table-cell table:formula="of:=COM.MICROSOFT.CONCAT(&quot;(&quot;;[$'Driver Mapping'.W6];&quot;,&quot;;[$'Digit Mapping'.W6];&quot;)&quot;)" office:value-type="string" office:string-value="(8,14)" calcext:value-type="string">
            <text:p>(8,14)</text:p>
          </table:table-cell>
          <table:table-cell table:formula="of:=COM.MICROSOFT.CONCAT(&quot;(&quot;;[$'Driver Mapping'.X6];&quot;,&quot;;[$'Digit Mapping'.X6];&quot;)&quot;)" office:value-type="string" office:string-value="(8,15)" calcext:value-type="string">
            <text:p>(8,1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23:35:58.901401618</meta:creation-date>
    <dc:date>2022-07-21T23:45:11.625598832</dc:date>
    <meta:editing-duration>PT9M13S</meta:editing-duration>
    <meta:editing-cycles>1</meta:editing-cycles>
    <meta:document-statistic meta:table-count="3" meta:cell-count="432" meta:object-count="0"/>
    <meta:generator>LibreOffice/6.4.7.2$Linux_X86_64 LibreOffice_project/40$Build-2</meta:generator>
  </office:meta>
</office:document-meta>
</file>